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158e" officeooo:paragraph-rsid="001a158e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Журнал «Ланцет», пир-ревью, пир разума и Пиррова побед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3:25:30.625948653</meta:creation-date>
    <dc:date>2017-02-08T23:33:05.163025257</dc:date>
    <meta:editing-duration>PT7M36S</meta:editing-duration>
    <meta:editing-cycles>1</meta:editing-cycles>
    <meta:document-statistic meta:table-count="0" meta:image-count="0" meta:object-count="0" meta:page-count="1" meta:paragraph-count="1" meta:word-count="8" meta:character-count="56" meta:non-whitespace-character-count="49"/>
    <meta:generator>LibreOffice/5.1.4.2$Linux_X86_64 LibreOffice_project/10m0$Build-2</meta:generator>
  </office:meta>
</office:document-meta>
</file>